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ow do you display mathematical equations and chemical formulas in HTML?</text:p>
      <text:p text:style-name="Text_20_body">The superscript element is used to display a piece of text as a superscript. A superscript is a symbol or letter printed above the normal line of text.</text:p>
      <text:p text:style-name="Text_20_body">Here is an example using the superscript element to illustrate exponents:</text:p>
      <text:p text:style-name="P1"><text:span text:style-name="Source_20_Text">&lt;p&gt;2&lt;sup&gt;2&lt;/sup&gt; (2 squared) is 4.&lt;/p&gt;</text:span></text:p>
      <text:p text:style-name="Text_20_body">In this example, the number 2 is wrapped in <text:span text:style-name="Source_20_Text">sup</text:span> tags to represent the superscript inside the paragraph. In the browser, you would see that the second number 2 is smaller and slightly higher than the first number 2.</text:p>
      <text:p text:style-name="Text_20_body">Common use cases for the superscript element would include exponents, superior lettering, and ordinal numbers. Here is an example using the superscript element for superior lettering:</text:p>
      <text:p text:style-name="Preformatted_20_Text"><text:span text:style-name="Source_20_Text">&lt;p&gt;</text:span></text:p>
      <text:p text:style-name="Preformatted_20_Text"><text:span text:style-name="Source_20_Text"><text:s text:c="2"/>Monseigneur is often written as &lt;strong&gt;M&lt;sup&gt;gr&lt;/sup&gt;&lt;/strong&gt;.</text:span></text:p>
      <text:p text:style-name="P1"><text:span text:style-name="Source_20_Text">&lt;/p&gt;</text:span></text:p>
      <text:p text:style-name="Text_20_body">Superior lettering refers to letters written in superscript, usually to indicate abbreviations. The letters <text:span text:style-name="Source_20_Text">g</text:span> and <text:span text:style-name="Source_20_Text">r</text:span> are wrapped inside superscript tags to illustrate the abbreviation in this example.</text:p>
      <text:p text:style-name="Text_20_body">It is important to note that the superscript element should only be used for typographical reasons. If you want style a piece of text with a raised baseline, then you should use CSS instead of the superscript element.</text:p>
      <text:p text:style-name="Text_20_body">To represent chemical equations inside HTML, you would use the subscript element. This element uses a subscript which displays a lowered baseline using smaller text.</text:p>
      <text:p text:style-name="Text_20_body">Here is an example of using the subscript element to show the chemical representation for carbon dioxide.</text:p>
      <text:p text:style-name="P1"><text:span text:style-name="Source_20_Text">&lt;p&gt;CO&lt;sub&gt;2&lt;/sub&gt;&lt;/p&gt;</text:span></text:p>
      <text:p text:style-name="Text_20_body">The number two is wrapped inside <text:span text:style-name="Source_20_Text">sub</text:span> tags to illustrate that the character should be a subscript.</text:p>
      <text:p text:style-name="Text_20_body">Common uses cases for the subscript element include chemical formulas, foot notes, and variable subscripts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7T15:08:45.637000000</meta:creation-date>
    <dc:date>2025-03-17T15:08:58.385000000</dc:date>
    <meta:editing-duration>PT13S</meta:editing-duration>
    <meta:editing-cycles>1</meta:editing-cycles>
    <meta:document-statistic meta:table-count="0" meta:image-count="0" meta:object-count="0" meta:page-count="1" meta:paragraph-count="17" meta:word-count="270" meta:character-count="1716" meta:non-whitespace-character-count="1459"/>
    <meta:generator>LibreOffice/7.3.4.2$Windows_X86_64 LibreOffice_project/728fec16bd5f605073805c3c9e7c4212a0120dc5</meta:generator>
  </office:meta>
</office:document-meta>
</file>